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3f828d"/>
    </style:style>
    <style:style style:name="P4" style:family="paragraph" style:parent-style-name="Heading_20_2">
      <style:text-properties officeooo:paragraph-rsid="0656e34b"/>
    </style:style>
    <style:style style:name="P5" style:family="paragraph" style:parent-style-name="Standard">
      <style:text-properties style:font-name="David" officeooo:rsid="062f9785" officeooo:paragraph-rsid="062f9785" style:font-size-asian="10.5pt" style:font-name-complex="David CLM" style:font-weight-complex="normal"/>
    </style:style>
    <style:style style:name="P6" style:family="paragraph" style:parent-style-name="Standard">
      <style:text-properties style:font-name="David" officeooo:paragraph-rsid="063f828d"/>
    </style:style>
    <style:style style:name="P7" style:family="paragraph" style:parent-style-name="Standard">
      <style:text-properties style:font-name="David" officeooo:rsid="064d53b4" officeooo:paragraph-rsid="064d53b4"/>
    </style:style>
    <style:style style:name="P8" style:family="paragraph" style:parent-style-name="Standard">
      <style:text-properties style:font-name="David" officeooo:paragraph-rsid="0656e34b"/>
    </style:style>
    <style:style style:name="P9" style:family="paragraph" style:parent-style-name="Standard">
      <style:text-properties officeooo:paragraph-rsid="063f828d"/>
    </style:style>
    <style:style style:name="P10" style:family="paragraph" style:parent-style-name="Standard">
      <style:text-properties officeooo:paragraph-rsid="0656e34b"/>
    </style:style>
    <style:style style:name="P11" style:family="paragraph" style:parent-style-name="Standard">
      <style:text-properties officeooo:rsid="06255ca3" officeooo:paragraph-rsid="063f828d"/>
    </style:style>
    <style:style style:name="P12" style:family="paragraph" style:parent-style-name="Standard">
      <style:text-properties officeooo:paragraph-rsid="0661923e"/>
    </style:style>
    <style:style style:name="P13" style:family="paragraph" style:parent-style-name="Standard">
      <style:text-properties officeooo:rsid="0663c6d3" officeooo:paragraph-rsid="0663c6d3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David" fo:font-size="14pt" officeooo:paragraph-rsid="0656e34b" style:font-size-asian="14pt" style:font-name-complex="David CLM" style:font-size-complex="14pt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663c6d3" officeooo:paragraph-rsid="0663c6d3"/>
    </style:style>
    <style:style style:name="P16" style:family="paragraph" style:parent-style-name="Text_20_body">
      <style:paragraph-properties fo:line-height="100%"/>
      <style:text-properties officeooo:rsid="04af6545" officeooo:paragraph-rsid="04af654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663c6d3"/>
    </style:style>
    <style:style style:name="P18" style:family="paragraph" style:parent-style-name="Heading_20_1">
      <style:paragraph-properties fo:line-height="100%"/>
      <style:text-properties officeooo:paragraph-rsid="04af6545"/>
    </style:style>
    <style:style style:name="P19" style:family="paragraph" style:parent-style-name="Standard">
      <style:text-properties officeooo:paragraph-rsid="0656e34b"/>
    </style:style>
    <style:style style:name="P20" style:family="paragraph" style:parent-style-name="Standard">
      <style:text-properties officeooo:rsid="066a6443" officeooo:paragraph-rsid="066a6443"/>
    </style:style>
    <style:style style:name="P21" style:family="paragraph" style:parent-style-name="Standard">
      <style:text-properties officeooo:paragraph-rsid="063f828d"/>
    </style:style>
    <style:style style:name="P22" style:family="paragraph" style:parent-style-name="Standard">
      <style:text-properties officeooo:rsid="066d158a" officeooo:paragraph-rsid="066d158a"/>
    </style:style>
    <style:style style:name="P23" style:family="paragraph" style:parent-style-name="Standard">
      <style:text-properties style:font-name="David" officeooo:rsid="062f9785" officeooo:paragraph-rsid="063f828d" style:font-size-asian="10.5pt" style:font-name-complex="David CLM" style:font-weight-complex="normal"/>
    </style:style>
    <style:style style:name="P24" style:family="paragraph" style:parent-style-name="Standard">
      <style:text-properties fo:language="en" fo:country="US" officeooo:rsid="06693306" officeooo:paragraph-rsid="06693306"/>
    </style:style>
    <style:style style:name="P25" style:family="paragraph" style:parent-style-name="Standard">
      <style:text-properties fo:language="en" fo:country="US" officeooo:rsid="06709cd5" officeooo:paragraph-rsid="06709cd5"/>
    </style:style>
    <style:style style:name="P26" style:family="paragraph" style:parent-style-name="Standard">
      <style:paragraph-properties fo:text-align="start" style:justify-single-word="false" style:writing-mode="lr-tb"/>
      <style:text-properties fo:language="en" fo:country="US" officeooo:rsid="0662f0fa" officeooo:paragraph-rsid="0662f0fa"/>
    </style:style>
    <style:style style:name="P27" style:family="paragraph" style:parent-style-name="Standard">
      <style:paragraph-properties fo:text-align="start" style:justify-single-word="false" style:writing-mode="lr-tb"/>
      <style:text-properties fo:language="en" fo:country="US" officeooo:rsid="0663c6d3" officeooo:paragraph-rsid="0663c6d3"/>
    </style:style>
    <style:style style:name="P28" style:family="paragraph" style:parent-style-name="Standard">
      <style:paragraph-properties fo:text-align="start" style:justify-single-word="false" style:writing-mode="lr-tb"/>
      <style:text-properties officeooo:rsid="066a6443" officeooo:paragraph-rsid="066a6443"/>
    </style:style>
    <style:style style:name="P29" style:family="paragraph" style:parent-style-name="Standard">
      <style:paragraph-properties fo:text-align="end" style:justify-single-word="false" style:writing-mode="rl-tb"/>
      <style:text-properties fo:language="en" fo:country="US" officeooo:rsid="0663c6d3" officeooo:paragraph-rsid="0663c6d3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66a6443" officeooo:paragraph-rsid="066a6443"/>
    </style:style>
    <style:style style:name="T1" style:family="text">
      <style:text-properties officeooo:rsid="05226f8d"/>
    </style:style>
    <style:style style:name="T2" style:family="text">
      <style:text-properties officeooo:rsid="056dcf64"/>
    </style:style>
    <style:style style:name="T3" style:family="text">
      <style:text-properties style:font-name="Monospace" style:font-size-asian="10.5pt" style:font-name-complex="David CLM" style:font-weight-complex="normal"/>
    </style:style>
    <style:style style:name="T4" style:family="text">
      <style:text-properties style:font-name="Monospace" officeooo:rsid="063f287b" style:font-size-asian="10.5pt" style:font-name-complex="David CLM" style:font-weight-complex="normal"/>
    </style:style>
    <style:style style:name="T5" style:family="text">
      <style:text-properties style:font-name="Monospace" officeooo:rsid="065671dc" style:font-size-asian="10.5pt" style:font-name-complex="David CLM" style:font-weight-complex="normal"/>
    </style:style>
    <style:style style:name="T6" style:family="text">
      <style:text-properties style:font-name="Monospace" officeooo:rsid="066eb98c" style:font-size-asian="10.5pt" style:font-name-complex="David CLM" style:font-weight-complex="normal"/>
    </style:style>
    <style:style style:name="T7" style:family="text">
      <style:text-properties style:font-name="Monospace" fo:font-weight="normal" officeooo:rsid="063f287b" style:font-size-asian="10.5pt" style:font-weight-asian="normal" style:font-name-complex="David CLM" style:font-weight-complex="normal"/>
    </style:style>
    <style:style style:name="T8" style:family="text">
      <style:text-properties style:font-name="Monospace" fo:language="en" fo:country="US" officeooo:rsid="0662f0fa" style:font-size-asian="10.5pt" style:font-name-complex="David CLM" style:font-weight-complex="normal"/>
    </style:style>
    <style:style style:name="T9" style:family="text">
      <style:text-properties style:font-name="Monospace" fo:language="en" fo:country="US" officeooo:rsid="0663c6d3" style:font-size-asian="10.5pt" style:font-name-complex="David CLM" style:font-weight-complex="normal"/>
    </style:style>
    <style:style style:name="T10" style:family="text">
      <style:text-properties style:font-name="Monospace" fo:font-weight="bold" style:font-size-asian="10.5pt" style:font-weight-asian="bold" style:font-name-complex="David CLM" style:font-weight-complex="bold"/>
    </style:style>
    <style:style style:name="T11" style:family="text">
      <style:text-properties style:font-name="Monospace" fo:font-weight="bold" officeooo:rsid="063f287b" style:font-size-asian="10.5pt" style:font-weight-asian="bold" style:font-name-complex="David CLM" style:font-weight-complex="bold"/>
    </style:style>
    <style:style style:name="T12" style:family="text">
      <style:text-properties officeooo:rsid="04af6545"/>
    </style:style>
    <style:style style:name="T13" style:family="text">
      <style:text-properties style:font-name="Liberation Sans" fo:font-size="21pt" fo:font-weight="bold" officeooo:rsid="0618f141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14" style:family="text">
      <style:text-properties fo:color="#000000" loext:opacity="100%" style:font-name="Monospace" fo:font-size="12pt" fo:font-style="normal" fo:font-weight="normal" officeooo:rsid="0618f14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62f3b2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font-style="normal" fo:font-weight="normal" officeooo:rsid="062f978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7" style:family="text">
      <style:text-properties fo:color="#000000" loext:opacity="100%" style:font-name="Monospace" fo:font-size="12pt" fo:font-style="normal" fo:font-weight="normal" officeooo:rsid="0633172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8" style:family="text">
      <style:text-properties fo:color="#000000" loext:opacity="100%" style:font-name="Monospace" fo:font-size="12pt" fo:font-style="normal" fo:font-weight="normal" officeooo:rsid="0656e34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9" style:family="text">
      <style:text-properties officeooo:rsid="061daf12"/>
    </style:style>
    <style:style style:name="T20" style:family="text">
      <style:text-properties style:font-name="David"/>
    </style:style>
    <style:style style:name="T21" style:family="text">
      <style:text-properties style:font-name="David" officeooo:rsid="0634bfb2"/>
    </style:style>
    <style:style style:name="T22" style:family="text">
      <style:text-properties style:font-name="David" officeooo:rsid="0634bfb2" style:font-size-asian="10.5pt" style:font-name-complex="David CLM" style:font-weight-complex="normal"/>
    </style:style>
    <style:style style:name="T23" style:family="text">
      <style:text-properties style:font-name="David" officeooo:rsid="0642138f" style:font-size-asian="10.5pt" style:font-name-complex="David CLM" style:font-weight-complex="normal"/>
    </style:style>
    <style:style style:name="T24" style:family="text">
      <style:text-properties style:font-name="David" officeooo:rsid="0646251d" style:font-size-asian="10.5pt" style:font-name-complex="David CLM" style:font-weight-complex="normal"/>
    </style:style>
    <style:style style:name="T25" style:family="text">
      <style:text-properties style:font-name="David" officeooo:rsid="065768e2" style:font-size-asian="10.5pt" style:font-name-complex="David CLM" style:font-weight-complex="normal"/>
    </style:style>
    <style:style style:name="T26" style:family="text">
      <style:text-properties style:font-name="David" officeooo:rsid="063aa742"/>
    </style:style>
    <style:style style:name="T27" style:family="text">
      <style:text-properties style:font-name="David" officeooo:rsid="06407c16"/>
    </style:style>
    <style:style style:name="T28" style:family="text">
      <style:text-properties style:font-name="David" officeooo:rsid="06435662"/>
    </style:style>
    <style:style style:name="T29" style:family="text">
      <style:text-properties style:font-name="David" officeooo:rsid="064456df"/>
    </style:style>
    <style:style style:name="T30" style:family="text">
      <style:text-properties style:font-name="David" fo:language="en" fo:country="US" officeooo:rsid="0646251d" style:font-size-asian="10.5pt" style:font-name-complex="David CLM" style:font-weight-complex="normal"/>
    </style:style>
    <style:style style:name="T31" style:family="text">
      <style:text-properties style:font-name="David" fo:language="en" fo:country="US" officeooo:rsid="06561767" style:font-size-asian="10.5pt" style:font-name-complex="David CLM" style:font-weight-complex="normal"/>
    </style:style>
    <style:style style:name="T32" style:family="text">
      <style:text-properties style:font-name="David" fo:language="en" fo:country="US" officeooo:rsid="0656e34b" style:font-size-asian="10.5pt" style:font-name-complex="David CLM" style:font-weight-complex="normal"/>
    </style:style>
    <style:style style:name="T33" style:family="text">
      <style:text-properties style:font-name="David" fo:language="en" fo:country="US" fo:font-weight="bold" officeooo:rsid="0656e34b" style:font-size-asian="10.5pt" style:font-weight-asian="bold" style:font-name-complex="David CLM" style:font-weight-complex="bold"/>
    </style:style>
    <style:style style:name="T34" style:family="text">
      <style:text-properties style:font-name="David" officeooo:rsid="06561767"/>
    </style:style>
    <style:style style:name="T35" style:family="text">
      <style:text-properties style:font-name="David" fo:font-weight="bold" style:font-weight-asian="bold" style:font-weight-complex="bold"/>
    </style:style>
    <style:style style:name="T36" style:family="text">
      <style:text-properties style:font-name="David" fo:font-weight="bold" officeooo:rsid="06561767" style:font-weight-asian="bold" style:font-weight-complex="bold"/>
    </style:style>
    <style:style style:name="T37" style:family="text">
      <style:text-properties style:font-name="David" fo:language="en" fo:country="US"/>
    </style:style>
    <style:style style:name="T38" style:family="text">
      <style:text-properties style:font-name="David" officeooo:rsid="06709cd5"/>
    </style:style>
    <style:style style:name="T39" style:family="text">
      <style:text-properties officeooo:rsid="06213d5c"/>
    </style:style>
    <style:style style:name="T40" style:family="text">
      <style:text-properties officeooo:rsid="06255ca3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6255ca3" style:font-weight-asian="bold" style:font-weight-complex="bold"/>
    </style:style>
    <style:style style:name="T43" style:family="text">
      <style:text-properties fo:font-weight="bold" officeooo:rsid="066d158a" style:font-weight-asian="bold" style:font-weight-complex="bold"/>
    </style:style>
    <style:style style:name="T44" style:family="text">
      <style:text-properties officeooo:rsid="06314049"/>
    </style:style>
    <style:style style:name="T45" style:family="text">
      <style:text-properties officeooo:rsid="063f287b"/>
    </style:style>
    <style:style style:name="T46" style:family="text">
      <style:text-properties fo:font-weight="normal" officeooo:rsid="06255ca3" style:font-weight-asian="normal" style:font-weight-complex="normal"/>
    </style:style>
    <style:style style:name="T47" style:family="text">
      <style:text-properties officeooo:rsid="06435662"/>
    </style:style>
    <style:style style:name="T48" style:family="text">
      <style:text-properties officeooo:rsid="06302d6c"/>
    </style:style>
    <style:style style:name="T49" style:family="text">
      <style:text-properties fo:language="en" fo:country="US"/>
    </style:style>
    <style:style style:name="T50" style:family="text">
      <style:text-properties fo:language="en" fo:country="US" officeooo:rsid="0662f0fa"/>
    </style:style>
    <style:style style:name="T51" style:family="text">
      <style:text-properties fo:language="en" fo:country="US" officeooo:rsid="0661923e"/>
    </style:style>
    <style:style style:name="T52" style:family="text">
      <style:text-properties fo:language="en" fo:country="US" officeooo:rsid="0663c6d3"/>
    </style:style>
    <style:style style:name="T53" style:family="text">
      <style:text-properties officeooo:rsid="0661923e"/>
    </style:style>
    <style:style style:name="T54" style:family="text">
      <style:text-properties officeooo:rsid="066d158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span text:style-name="T1">מטלה</text:span><text:span text:style-name="T12"> –</text:span><text:span text:style-name="T2"> </text:span><text:span text:style-name="T13">חלוקת חפצים עם כסף</text:span></text:h>
      <text:p text:style-name="P4">שאלה <text:span text:style-name="T15">2</text:span>: <text:span text:style-name="T17">חלוקת ללא-קנאה </text:span><text:span text:style-name="T19">עם זכויות שונות</text:span></text:p>
      <text:p text:style-name="P10"><text:span text:style-name="T21">נתונים n שחקנים עם זכויות שונות: w1,…,wn. כזכור, </text:span><text:span text:style-name="T22">חלוקה ללא קנאה עם זכויות שונות היא חלוקה שבה, לכל שני שחקנים i, j:</text:span></text:p>
      <text:p text:style-name="P14">[Vi(Xi)-p(Xi)] / wi <text:s/>≥ <text:s/>[Vi(Xj)-p(Xj)] / wj</text:p>
      <text:p text:style-name="P8"/>
      <text:p text:style-name="P10"><text:span text:style-name="T26">תארו אלגוריתם המוצא חלוקה יעילה-פארטו וללא קנאה לשחקנים עם זכויות שונות. </text:span><text:span text:style-name="T34">הוכיחו </text:span><text:span text:style-name="T25">שהאלגוריתם שלכם אכן מקיים תכונות אלה</text:span><text:span text:style-name="T34">.</text:span></text:p>
      <text:p text:style-name="P10"><text:span text:style-name="T34"/></text:p>
      <text:p text:style-name="P20"><text:span text:style-name="T36">פ</text:span><text:span text:style-name="T35">תרון</text:span><text:span text:style-name="T20">: כמו באלגוריתם "המכרז השווה", ניתן כל חפץ לשחקן המייחס לו את הערך הגבוה ביותר; זה מספיק כדי להבטיח שהחלוקה תהיה יעילה פארטו. נגבה מכל שחקן את הערך שהוא הכריז, ונחלק את הכסף בין השחקנים באופן יחסי לזכויות שלהם, כלומר, שחקן </text:span><text:span text:style-name="T37">i יקבל:</text:span></text:p>
      <text:p text:style-name="P28"><text:span text:style-name="T37">wi * S / (w1+...+wn)</text:span></text:p>
      <text:p text:style-name="P30"><text:span text:style-name="T20">כאשר </text:span><text:span text:style-name="T37">S הוא סכום כל התשלומים שהתקבלו. ***</text:span></text:p>
      <text:p text:style-name="P4"><text:span text:style-name="T40">שאלה </text:span><text:span text:style-name="T18">4</text:span><text:span text:style-name="T40">: האם ייתכן שדייר ישלם יותר מערך החדר?</text:span></text:p>
      <text:p text:style-name="P9">א. הוכיחו, שאם סכום הערכים של של דייר מסויים לכל החדרים בדירה גדול או שווה R (שכר הדירה הכללי), אז המחיר שישלם על החדר שיקבל, קטן או שווה מהערך שהוא מייחס לחדר.</text:p>
      <text:p text:style-name="P11"/>
      <text:p text:style-name="P12"><text:span text:style-name="T43">פתרון</text:span><text:span text:style-name="T54">. </text:span><text:span text:style-name="T53">נניח בשלילה ששחקן </text:span><text:span text:style-name="T51">i מקבל חדר Xi ומשלם עליו </text:span><text:span text:style-name="T8">p(Xi)&gt;</text:span><text:span text:style-name="T51">Vi(Xi). </text:span><text:span text:style-name="T50">אז התועלת שלו היא שלילית:</text:span></text:p>
      <text:p text:style-name="P26">Vi(Xi)-p(Xi)&lt;0.</text:p>
      <text:p text:style-name="P17"><text:span text:style-name="T52">מצד שני: סכום </text:span><text:span text:style-name="T9">התשלומים הוא R וסכום הערכים</text:span><text:span text:style-name="T52"> של דייר i הוא לפחות R:</text:span></text:p>
      <text:p text:style-name="P27">Sum_j Vi(Xj) ≥ Sum_j p(Xj)</text:p>
      <text:p text:style-name="P29"/>
      <text:p text:style-name="P13">נחסר את אי-השיוויון הקודם:</text:p>
      <text:p text:style-name="P15">S<text:span text:style-name="T49">um_{j!=i} Vi(Xj) &gt; Sum_{j!=i} p(Xj)</text:span></text:p>
      <text:p text:style-name="P29">ולכן יש לפחות j אחד שעבורו:</text:p>
      <text:p text:style-name="P27">Vi(Xj) &gt; p(Xj)</text:p>
      <text:p text:style-name="P29">שחקן i מקנא בשחקן j – בסתירה לעובדה שהחלוקה ללא קנאה. ***</text:p>
      <text:p text:style-name="P9"/>
      <text:p text:style-name="P9"><text:span text:style-name="T40">ב. הראו דוגמה שבה סכום הערכים של דייר מסויים קטן מ־R, </text:span><text:span text:style-name="T46">ובכל</text:span><text:span text:style-name="T42"> </text:span><text:span text:style-name="T40">חלוקה ללא־קנאה, הדייר הזה משלם מחיר גבוה יותר מערך החדר שקיבל </text:span><text:span text:style-name="T45">(</text:span><text:span text:style-name="T5">הוכיחו</text:span><text:span text:style-name="T4"> </text:span><text:span text:style-name="T7">שבכל </text:span><text:span text:style-name="T4">החלוקות ללא קנאה, הדייר משלם יותר מערך החדר שקיבל).</text:span></text:p>
      <text:p text:style-name="P9"><text:span text:style-name="T4"/></text:p>
      <text:p text:style-name="P22"><text:span text:style-name="T11">פ</text:span><text:span text:style-name="T10">תרון </text:span><text:span text:style-name="T3">– ראינו בקוד של חן </text:span><text:span text:style-name="T6">לשאלה 5.</text:span></text:p>
      <text:p text:style-name="P23"><text:span text:style-name="T16"/></text:p>
      <text:p text:style-name="P3">שאלה<text:span text:style-name="T14"> </text:span><text:span text:style-name="T18">6</text:span>: <text:span text:style-name="T39">השמת חפצים ללא כסף</text:span></text:p>
      <text:p text:style-name="P9"><text:span text:style-name="T20">נתונים n שחקנים ו־n חפצים </text:span><text:span text:style-name="T27">בדידים</text:span><text:span text:style-name="T20">. צריך לתת חפץ </text:span><text:span text:style-name="הבחנה">אחד בדיוק</text:span><text:span text:style-name="T20"> לכל שחקן, </text:span><text:span text:style-name="הבחנה">ללא</text:span><text:span text:style-name="T20"> כספים. תארו אלגוריתמים </text:span><text:span text:style-name="T23">יעילים </text:span><text:span text:style-name="T24">(- זמן ריצה פולינומיאלי ב-</text:span><text:span text:style-name="T30">n)</text:span><text:span text:style-name="T23"> </text:span><text:span text:style-name="T20">למציאת השמות המקיימות את התנאים הבאים:</text:span></text:p>
      <text:p text:style-name="P9"><text:span text:style-name="T20"/></text:p>
      <text:p text:style-name="P24"><text:span text:style-name="T27">0. </text:span><text:span text:style-name="T20">השמה אוטיליטרית – הממקסמת את סכום הערכים.</text:span></text:p>
      <text:p text:style-name="P25"><text:span text:style-name="T35">פתרון</text:span><text:span text:style-name="T20">: מוצאים שידוך משקל מקסימום. </text:span></text:p>
      <text:p text:style-name="P25"><text:span text:style-name="T20"/></text:p>
      <text:p text:style-name="P9"><text:soft-page-break/><text:span text:style-name="T27">א</text:span><text:span text:style-name="T20">. </text:span><text:span text:style-name="T29">השמה הממקסמת את </text:span><text:span text:style-name="T20">מכפלת הערכים.</text:span></text:p>
      <text:p text:style-name="P25"><text:span text:style-name="T35">פתרון</text:span><text:span text:style-name="T20">: מתרגמים כל משקל ללוגריתם שלו, ומוצאים שידוך משקל מקסימום. </text:span></text:p>
      <text:p text:style-name="P9"><text:span text:style-name="T20"/></text:p>
      <text:p text:style-name="P9"><text:span text:style-name="T38">סעיפים ב, ג עברו למטלה הבאה.</text:span></text:p>
      <text:p text:style-name="P9"><text:span text:style-name="T38"/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text-position="0% 100%" style:language-complex="he" style:country-complex="IL"/>
    </style:style>
    <style:style style:name="ListLabel_20_2" style:display-name="ListLabel 2" style:family="text">
      <style:text-properties fo:font-size="8pt" style:font-size-asian="8pt" style:font-name-complex="Courier New" style:font-family-complex="'Courier New'" style:font-family-generic-complex="system" style:font-pitch-complex="variable" style:font-size-complex="8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2-15T14:20:39.143000000</dc:date>
    <meta:editing-duration>P11DT21H44M24S</meta:editing-duration>
    <meta:editing-cycles>1453</meta:editing-cycles>
    <meta:document-statistic meta:table-count="0" meta:image-count="0" meta:object-count="0" meta:page-count="2" meta:paragraph-count="30" meta:word-count="338" meta:character-count="1828" meta:non-whitespace-character-count="1512"/>
  </office:meta>
</office:document-meta>
</file>